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.getProperty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toSAX( ContentHandler hand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Metadata.setProperty( XMP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getPropert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getProperty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.getValu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mergeInto( Metadata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